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tserrat1" svg:font-family="Montserrat"/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3.526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ext-properties style:font-name="Montserrat1" fo:font-size="14pt" fo:language="fr" fo:country="FR" style:text-underline-mode="continuous" style:text-overline-mode="continuous" style:text-line-through-mode="continuous" style:font-size-asian="14pt" style:language-asian="zh" style:country-asian="CN" style:font-size-complex="14pt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1" office:value-type="string">
            <text:p>Ouvrir sur la page d'accueil du site web dans un navigateur</text:p>
          </table:table-cell>
          <table:table-cell table:style-name="ce11" office:value-type="string">
            <text:p>Affichage de l'ensemble des produit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Une page “produit” qui affiche (de manière dynamique) les détails du produit sur</text:p>
            <text:p>lequel l'utilisateur a cliqué depuis la page d’accueil. Depuis cette page, l’utilisateur</text:p>
            <text:p>peut sélectionner une quantité, une couleur, et ajouter le produit à son panier.</text:p>
          </table:table-cell>
          <table:table-cell table:style-name="ce12" office:value-type="string">
            <text:p>Cliquer sur un produit depuis la page d'accueil</text:p>
          </table:table-cell>
          <table:table-cell table:style-name="ce12" office:value-type="string">
            <text:p>Affichage du produit demandé et possibilité de le rajouter au panier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Un résumé des produits dans le panier <text:s/>le prix total et la possibilité de modifier la quantité d’un produit sélectionné ou bien de supprimer celui-ci.</text:p>
          </table:table-cell>
          <table:table-cell table:style-name="ce12" office:value-type="string">
            <text:p>Cliquer sur la page panier</text:p>
          </table:table-cell>
          <table:table-cell table:style-name="ce12" office:value-type="string">
            <text:p>Affichage de tout les produits du panier ainsi que la possibilité de le modifier ou de supprimer des produits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7" office:value-type="string">
            <text:p>Un formulaire permettant de passer une commande. Les données du formulaire doivent être correctes et bien formatées avant d'être renvoyées au back-end. Par exemple, pas de chiffre dans un champ prénom.</text:p>
          </table:table-cell>
          <table:table-cell table:style-name="ce12" office:value-type="string">
            <text:p>Remplir le formulaire puis cliquer sur accepter</text:p>
          </table:table-cell>
          <table:table-cell table:style-name="ce12" office:value-type="string">
            <text:p>Renvoie vers la page confirmation 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office:value-type="string">
            <text:p>Une page “confirmation” : Un message de confirmation de commande, remerciant l'utilisateur pour sa commande, et indiquant l'identifiant de commande envoyé par l’API.</text:p>
          </table:table-cell>
          <table:table-cell table:style-name="ce12" office:value-type="string">
            <text:p>Remplir le formulaire puis cliquer sur accepter</text:p>
          </table:table-cell>
          <table:table-cell table:style-name="ce12" office:value-type="string">
            <text:p><text:s/>Affiche le numéro de commande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...</text:p>
          </table:table-cell>
          <table:table-cell table:style-name="ce7"/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6" table:number-rows-repeated="14">
          <table:table-cell table:style-name="ce3"/>
          <table:table-cell table:style-name="ce7"/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6">
          <table:table-cell table:style-name="ce4"/>
          <table:table-cell table:style-name="ce9"/>
          <table:table-cell table:style-name="ce13" table:number-columns-repeated="2"/>
          <table:table-cell table:style-name="ce18"/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tserrat1" svg:font-family="Montserrat"/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8/01/2022</text:date>, <text:time>19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8T19:12:26.60</dc:date>
    <dc:creator>Steven Lin</dc:creator>
    <meta:generator>OpenOffice/4.1.11$Win32 OpenOffice.org_project/4111m1$Build-9808</meta:generator>
    <meta:editing-duration>PT1M15S</meta:editing-duration>
    <meta:editing-cycles>1</meta:editing-cycles>
    <meta:document-statistic meta:table-count="1" meta:cell-count="30" meta:object-count="0"/>
  </office:meta>
</office:document-meta>
</file>